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0_1" style:family="text">
      <style:text-properties fo:color="#000000" style:font-name="Arial" style:font-name-asian="Arial" style:font-name-complex="Arial"/>
    </style:style>
    <style:style style:name="T20_2" style:family="text">
      <style:text-properties fo:color="#000000" style:font-name="Arial" style:font-name-asian="Arial" style:font-name-complex="Arial"/>
    </style:style>
    <style:style style:name="T20_3" style:family="text">
      <style:text-properties fo:color="#000000" style:font-name="Arial" style:font-name-asian="Arial" style:font-name-complex="Arial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6_1" style:family="text">
      <style:text-properties fo:color="#000000" style:font-name="Arial" style:font-name-asian="Arial" style:font-name-complex="Arial"/>
    </style:style>
    <style:style style:name="T26_2" style:family="text">
      <style:text-properties fo:color="#000000" style:font-name="Arial" style:font-name-asian="Arial" style:font-name-complex="Arial"/>
    </style:style>
    <style:style style:name="T26_3" style:family="text">
      <style:text-properties fo:color="#000000" style:font-name="Arial" style:font-name-asian="Arial" style:font-name-complex="Arial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T28_23" style:family="text">
      <style:text-properties fo:background-color="#ffffff"/>
    </style:style>
    <style:style style:name="T28_24" style:family="text">
      <style:text-properties fo:background-color="#ffffff"/>
    </style:style>
    <style:style style:name="T28_25" style:family="text">
      <style:text-properties fo:background-color="#ffffff"/>
    </style:style>
    <style:style style:name="T28_26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bookmark-start text:name="h.1y4ggwjgijhi"/><text:bookmark-end text:name="h.1y4ggwjgijhi"/><text:span text:style-name="T1_1">Wendel</text:span><text:span text:style-name="T1_2"><text:s/></text:span><text:span text:style-name="T1_3">Williams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Wendel</text:span><text:span text:style-name="T3_6"><text:s/></text:span><text:span text:style-name="T3_7">Williams</text:span><text:span text:style-name="T3_8">,<text:s/></text:span><text:span text:style-name="T3_9">the</text:span><text:span text:style-name="T3_10"><text:s/></text:span><text:span text:style-name="T3_11">town</text:span><text:span text:style-name="T3_12">’</text:span><text:span text:style-name="T3_13">s</text:span><text:span text:style-name="T3_14"><text:s/></text:span><text:span text:style-name="T3_15">only</text:span><text:span text:style-name="T3_16"><text:s/></text:span><text:span text:style-name="T3_17">doctor</text:span><text:span text:style-name="T3_18"><text:s/></text:span><text:span text:style-name="T3_19">and</text:span><text:span text:style-name="T3_20"><text:s/></text:span><text:span text:style-name="T3_21">a</text:span><text:span text:style-name="T3_22"><text:s/></text:span><text:span text:style-name="T3_23">trusted</text:span><text:span text:style-name="T3_24"><text:s/></text:span><text:span text:style-name="T3_25">member</text:span><text:span text:style-name="T3_26"><text:s/></text:span><text:span text:style-name="T3_27">of</text:span><text:span text:style-name="T3_28"><text:s/></text:span><text:span text:style-name="T3_29">society</text:span><text:span text:style-name="T3_30">.<text:s/></text:span><text:span text:style-name="T3_31">The</text:span><text:span text:style-name="T3_32"><text:s/></text:span><text:span text:style-name="T3_33">Williams</text:span><text:span text:style-name="T3_34"><text:s/></text:span><text:span text:style-name="T3_35">family</text:span><text:span text:style-name="T3_36"><text:s/></text:span><text:span text:style-name="T3_37">name</text:span><text:span text:style-name="T3_38"><text:s/></text:span><text:span text:style-name="T3_39">has</text:span><text:span text:style-name="T3_40"><text:s/></text:span><text:span text:style-name="T3_41">been</text:span><text:span text:style-name="T3_42"><text:s/></text:span><text:span text:style-name="T3_43">a</text:span><text:span text:style-name="T3_44"><text:s/></text:span><text:span text:style-name="T3_45">part</text:span><text:span text:style-name="T3_46"><text:s/></text:span><text:span text:style-name="T3_47">of</text:span><text:span text:style-name="T3_48"><text:s/></text:span><text:span text:style-name="T3_49">Luton</text:span><text:span text:style-name="T3_50"><text:s/></text:span><text:span text:style-name="T3_51">for</text:span><text:span text:style-name="T3_52"><text:s/></text:span><text:span text:style-name="T3_53">a</text:span><text:span text:style-name="T3_54"><text:s/></text:span><text:span text:style-name="T3_55">long</text:span><text:span text:style-name="T3_56"><text:s/></text:span><text:span text:style-name="T3_57">time</text:span><text:span text:style-name="T3_58"><text:s/></text:span><text:span text:style-name="T3_59">and</text:span><text:span text:style-name="T3_60"><text:s/></text:span><text:span text:style-name="T3_61">your</text:span><text:span text:style-name="T3_62"><text:s/></text:span><text:span text:style-name="T3_63">medical</text:span><text:span text:style-name="T3_64"><text:s/></text:span><text:span text:style-name="T3_65">practice</text:span><text:span text:style-name="T3_66"><text:s/></text:span><text:span text:style-name="T3_67">lies</text:span><text:span text:style-name="T3_68"><text:s/></text:span><text:span text:style-name="T3_69">in</text:span><text:span text:style-name="T3_70"><text:s/></text:span><text:span text:style-name="T3_71">the</text:span><text:span text:style-name="T3_72"><text:s/></text:span><text:span text:style-name="T3_73">heart</text:span><text:span text:style-name="T3_74"><text:s/></text:span><text:span text:style-name="T3_75">of</text:span><text:span text:style-name="T3_76"><text:s/></text:span><text:span text:style-name="T3_77">the</text:span><text:span text:style-name="T3_78"><text:s/></text:span><text:span text:style-name="T3_79">town</text:span><text:span text:style-name="T3_80">.</text:span></text:p>
      <text:p text:style-name="P4"/>
      <text:p text:style-name="P5"><text:span text:style-name="T5_1">Unfortunately</text:span><text:span text:style-name="T5_2">,<text:s/></text:span><text:span text:style-name="T5_3">times</text:span><text:span text:style-name="T5_4"><text:s/></text:span><text:span text:style-name="T5_5">have</text:span><text:span text:style-name="T5_6"><text:s/></text:span><text:span text:style-name="T5_7">changed</text:span><text:span text:style-name="T5_8"><text:s/></text:span><text:span text:style-name="T5_9">since</text:span><text:span text:style-name="T5_10"><text:s/></text:span><text:span text:style-name="T5_11">your</text:span><text:span text:style-name="T5_12"><text:s/></text:span><text:span text:style-name="T5_13">studies</text:span><text:span text:style-name="T5_14"><text:s/></text:span><text:span text:style-name="T5_15">at</text:span><text:span text:style-name="T5_16"><text:s/></text:span><text:span text:style-name="T5_17">Cambridge</text:span><text:span text:style-name="T5_18"><text:s/></text:span><text:span text:style-name="T5_19">and</text:span><text:span text:style-name="T5_20"><text:s/></text:span><text:span text:style-name="T5_21">the</text:span><text:span text:style-name="T5_22"><text:s/></text:span><text:span text:style-name="T5_23">Williams</text:span><text:span text:style-name="T5_24"><text:s/></text:span><text:span text:style-name="T5_25">family</text:span><text:span text:style-name="T5_26"><text:s/></text:span><text:span text:style-name="T5_27">medical</text:span><text:span text:style-name="T5_28"><text:s/></text:span><text:span text:style-name="T5_29">practice</text:span><text:span text:style-name="T5_30"><text:s/></text:span><text:span text:style-name="T5_31">has</text:span><text:span text:style-name="T5_32"><text:s/></text:span><text:span text:style-name="T5_33">fallen</text:span><text:span text:style-name="T5_34"><text:s/></text:span><text:span text:style-name="T5_35">upon</text:span><text:span text:style-name="T5_36"><text:s/></text:span><text:span text:style-name="T5_37">hard</text:span><text:span text:style-name="T5_38"><text:s/></text:span><text:span text:style-name="T5_39">times</text:span><text:span text:style-name="T5_40">.<text:s/></text:span><text:span text:style-name="T5_41">People</text:span><text:span text:style-name="T5_42"><text:s/></text:span><text:span text:style-name="T5_43">just</text:span><text:span text:style-name="T5_44"><text:s/></text:span><text:span text:style-name="T5_45">stopped</text:span><text:span text:style-name="T5_46"><text:s/></text:span><text:span text:style-name="T5_47">getting</text:span><text:span text:style-name="T5_48"><text:s/></text:span><text:span text:style-name="T5_49">sick</text:span><text:span text:style-name="T5_50">!<text:s/></text:span><text:span text:style-name="T5_51">It</text:span><text:span text:style-name="T5_52"><text:s/></text:span><text:span text:style-name="T5_53">couldn</text:span><text:span text:style-name="T5_54">’</text:span><text:span text:style-name="T5_55">t</text:span><text:span text:style-name="T5_56"><text:s/></text:span><text:span text:style-name="T5_57">come</text:span><text:span text:style-name="T5_58"><text:s/></text:span><text:span text:style-name="T5_59">at</text:span><text:span text:style-name="T5_60"><text:s/></text:span><text:span text:style-name="T5_61">a</text:span><text:span text:style-name="T5_62"><text:s/></text:span><text:span text:style-name="T5_63">worse</text:span><text:span text:style-name="T5_64"><text:s/></text:span><text:span text:style-name="T5_65">time</text:span><text:span text:style-name="T5_66"><text:s/></text:span><text:span text:style-name="T5_67">either</text:span><text:span text:style-name="T5_68">,<text:s/></text:span><text:span text:style-name="T5_69">you</text:span><text:span text:style-name="T5_70"><text:s/></text:span><text:span text:style-name="T5_71">had</text:span><text:span text:style-name="T5_72"><text:s/></text:span><text:span text:style-name="T5_73">just</text:span><text:span text:style-name="T5_74"><text:s/></text:span><text:span text:style-name="T5_75">completed</text:span><text:span text:style-name="T5_76"><text:s/></text:span><text:span text:style-name="T5_77">the</text:span><text:span text:style-name="T5_78"><text:s/></text:span><text:span text:style-name="T5_79">final</text:span><text:span text:style-name="T5_80"><text:s/></text:span><text:span text:style-name="T5_81">trials</text:span><text:span text:style-name="T5_82"><text:s/></text:span><text:span text:style-name="T5_83">of</text:span><text:span text:style-name="T5_84"><text:s/></text:span><text:span text:style-name="T5_85">a</text:span><text:span text:style-name="T5_86"><text:s/></text:span><text:span text:style-name="T5_87">new</text:span><text:span text:style-name="T5_88"><text:s/></text:span><text:span text:style-name="T5_89">concoction</text:span><text:span text:style-name="T5_90"><text:s/></text:span><text:span text:style-name="T5_91">that</text:span><text:span text:style-name="T5_92"><text:s/></text:span><text:span text:style-name="T5_93">you</text:span><text:span text:style-name="T5_94">’</text:span><text:span text:style-name="T5_95">re</text:span><text:span text:style-name="T5_96"><text:s/></text:span><text:span text:style-name="T5_97">quite</text:span><text:span text:style-name="T5_98"><text:s/></text:span><text:span text:style-name="T5_99">sure</text:span><text:span text:style-name="T5_100"><text:s/></text:span><text:span text:style-name="T5_101">can</text:span><text:span text:style-name="T5_102"><text:s/></text:span><text:span text:style-name="T5_103">reverse</text:span><text:span text:style-name="T5_104"><text:s/></text:span><text:span text:style-name="T5_105">and</text:span><text:span text:style-name="T5_106"><text:s/></text:span><text:span text:style-name="T5_107">cure</text:span><text:span text:style-name="T5_108"><text:s/></text:span><text:span text:style-name="T5_109">the</text:span><text:span text:style-name="T5_110"><text:s/></text:span><text:span text:style-name="T5_111">effects</text:span><text:span text:style-name="T5_112"><text:s/></text:span><text:span text:style-name="T5_113">of</text:span><text:span text:style-name="T5_114"><text:s/></text:span><text:span text:style-name="T5_115">consumption</text:span><text:span text:style-name="T5_116">.</text:span></text:p>
      <text:p text:style-name="P6"/>
      <text:p text:style-name="P7"><text:span text:style-name="T7_1">You</text:span><text:span text:style-name="T7_2"><text:s/></text:span><text:span text:style-name="T7_3">made</text:span><text:span text:style-name="T7_4"><text:s/></text:span><text:span text:style-name="T7_5">a</text:span><text:span text:style-name="T7_6"><text:s/></text:span><text:span text:style-name="T7_7">terrible</text:span><text:span text:style-name="T7_8"><text:s/></text:span><text:span text:style-name="T7_9">mistake</text:span><text:span text:style-name="T7_10"><text:s/></text:span><text:span text:style-name="T7_11">though</text:span><text:span text:style-name="T7_12"><text:s/></text:span><text:span text:style-name="T7_13">when</text:span><text:span text:style-name="T7_14">,<text:s/></text:span><text:span text:style-name="T7_15">several</text:span><text:span text:style-name="T7_16"><text:s/></text:span><text:span text:style-name="T7_17">weeks</text:span><text:span text:style-name="T7_18"><text:s/></text:span><text:span text:style-name="T7_19">ago</text:span><text:span text:style-name="T7_20">,<text:s/></text:span><text:span text:style-name="T7_21">you</text:span><text:span text:style-name="T7_22"><text:s/></text:span><text:span text:style-name="T7_23">hired</text:span><text:span text:style-name="T7_24"><text:s/></text:span><text:span text:style-name="T7_25">Alister</text:span><text:span text:style-name="T7_26"><text:s/></text:span><text:span text:style-name="T7_27">Rudden</text:span><text:span text:style-name="T7_28"><text:s/></text:span><text:span text:style-name="T7_29">for</text:span><text:span text:style-name="T7_30"><text:s/></text:span><text:span text:style-name="T7_31">a</text:span><text:span text:style-name="T7_32"><text:s/></text:span><text:span text:style-name="T7_33">little</text:span><text:span text:style-name="T7_34"><text:s/></text:span><text:span text:style-name="T7_35">Job</text:span><text:span text:style-name="T7_36">.<text:s/></text:span><text:span text:style-name="T7_37">Alister</text:span><text:span text:style-name="T7_38"><text:s/></text:span><text:span text:style-name="T7_39">was</text:span><text:span text:style-name="T7_40"><text:s/></text:span><text:span text:style-name="T7_41">a</text:span><text:span text:style-name="T7_42"><text:s/></text:span><text:span text:style-name="T7_43">known</text:span><text:span text:style-name="T7_44"><text:s/></text:span><text:span text:style-name="T7_45">low</text:span><text:span text:style-name="T7_46"><text:s/></text:span><text:span text:style-name="T7_47">life</text:span><text:span text:style-name="T7_48"><text:s/></text:span><text:span text:style-name="T7_49">and</text:span><text:span text:style-name="T7_50"><text:s/></text:span><text:span text:style-name="T7_51">the</text:span><text:span text:style-name="T7_52"><text:s/></text:span><text:span text:style-name="T7_53">perfect</text:span><text:span text:style-name="T7_54"><text:s/></text:span><text:span text:style-name="T7_55">man</text:span><text:span text:style-name="T7_56"><text:s/></text:span><text:span text:style-name="T7_57">to</text:span><text:span text:style-name="T7_58"><text:s/></text:span><text:span text:style-name="T7_59">transport</text:span><text:span text:style-name="T7_60"><text:s/></text:span><text:span text:style-name="T7_61">four</text:span><text:span text:style-name="T7_62"><text:s/></text:span><text:span text:style-name="T7_63">ladies</text:span><text:span text:style-name="T7_64"><text:s/></text:span><text:span text:style-name="T7_65">of</text:span><text:span text:style-name="T7_66"><text:s/></text:span><text:span text:style-name="T7_67">the</text:span><text:span text:style-name="T7_68"><text:s/></text:span><text:span text:style-name="T7_69">night</text:span><text:span text:style-name="T7_70"><text:s/></text:span><text:span text:style-name="T7_71">into</text:span><text:span text:style-name="T7_72"><text:s/></text:span><text:span text:style-name="T7_73">Luton</text:span><text:span text:style-name="T7_74"><text:s/></text:span><text:span text:style-name="T7_75">from</text:span><text:span text:style-name="T7_76"><text:s/></text:span><text:span text:style-name="T7_77">London</text:span><text:span text:style-name="T7_78">.<text:s/></text:span><text:span text:style-name="T7_79">You</text:span><text:span text:style-name="T7_80"><text:s/></text:span><text:span text:style-name="T7_81">were</text:span><text:span text:style-name="T7_82"><text:s/></text:span><text:span text:style-name="T7_83">very</text:span><text:span text:style-name="T7_84"><text:s/></text:span><text:span text:style-name="T7_85">clear</text:span><text:span text:style-name="T7_86"><text:s/></text:span><text:span text:style-name="T7_87">when</text:span><text:span text:style-name="T7_88"><text:s/></text:span><text:span text:style-name="T7_89">you</text:span><text:span text:style-name="T7_90"><text:s/></text:span><text:span text:style-name="T7_91">said</text:span><text:span text:style-name="T7_92"><text:s/></text:span><text:span text:style-name="T7_93">you</text:span><text:span text:style-name="T7_94"><text:s/></text:span><text:span text:style-name="T7_95">only</text:span><text:span text:style-name="T7_96"><text:s/></text:span><text:span text:style-name="T7_97">want</text:span><text:span text:style-name="T7_98"><text:s/></text:span><text:span text:style-name="T7_99">ladies</text:span><text:span text:style-name="T7_100"><text:s/></text:span><text:span text:style-name="T7_101">sick</text:span><text:span text:style-name="T7_102"><text:s/></text:span><text:span text:style-name="T7_103">with</text:span><text:span text:style-name="T7_104"><text:s/></text:span><text:span text:style-name="T7_105">consumption</text:span><text:span text:style-name="T7_106"><text:s/></text:span><text:span text:style-name="T7_107">to</text:span><text:span text:style-name="T7_108"><text:s/></text:span><text:span text:style-name="T7_109">be</text:span><text:span text:style-name="T7_110"><text:s/></text:span><text:span text:style-name="T7_111">brought</text:span><text:span text:style-name="T7_112"><text:s/></text:span><text:span text:style-name="T7_113">in</text:span><text:span text:style-name="T7_114">.<text:s/></text:span><text:span text:style-name="T7_115">Oh</text:span><text:span text:style-name="T7_116"><text:s/></text:span><text:span text:style-name="T7_117">it</text:span><text:span text:style-name="T7_118"><text:s/></text:span><text:span text:style-name="T7_119">was</text:span><text:span text:style-name="T7_120"><text:s/></text:span><text:span text:style-name="T7_121">the</text:span><text:span text:style-name="T7_122"><text:s/></text:span><text:span text:style-name="T7_123">perfect</text:span><text:span text:style-name="T7_124"><text:s/></text:span><text:span text:style-name="T7_125">plan</text:span><text:span text:style-name="T7_126">!<text:s/></text:span><text:span text:style-name="T7_127">Consumption</text:span><text:span text:style-name="T7_128"><text:s/></text:span><text:span text:style-name="T7_129">would</text:span><text:span text:style-name="T7_130"><text:s/></text:span><text:span text:style-name="T7_131">have</text:span><text:span text:style-name="T7_132"><text:s/></text:span><text:span text:style-name="T7_133">spread</text:span><text:span text:style-name="T7_134"><text:s/></text:span><text:span text:style-name="T7_135">through</text:span><text:span text:style-name="T7_136"><text:s/></text:span><text:span text:style-name="T7_137">the</text:span><text:span text:style-name="T7_138"><text:s/></text:span><text:span text:style-name="T7_139">town</text:span><text:span text:style-name="T7_140"><text:s/></text:span><text:span text:style-name="T7_141">and</text:span><text:span text:style-name="T7_142"><text:s/></text:span><text:span text:style-name="T7_143">your</text:span><text:span text:style-name="T7_144"><text:s/></text:span><text:span text:style-name="T7_145">practice</text:span><text:span text:style-name="T7_146"><text:s/></text:span><text:span text:style-name="T7_147">would</text:span><text:span text:style-name="T7_148"><text:s/></text:span><text:span text:style-name="T7_149">be</text:span><text:span text:style-name="T7_150"><text:s/></text:span><text:span text:style-name="T7_151">back</text:span><text:span text:style-name="T7_152"><text:s/></text:span><text:span text:style-name="T7_153">on</text:span><text:span text:style-name="T7_154"><text:s/></text:span><text:span text:style-name="T7_155">its</text:span><text:span text:style-name="T7_156"><text:s/></text:span><text:span text:style-name="T7_157">feet</text:span><text:span text:style-name="T7_158">.<text:s/></text:span><text:span text:style-name="T7_159">Consumption</text:span><text:span text:style-name="T7_160"><text:s/></text:span><text:span text:style-name="T7_161">is</text:span><text:span text:style-name="T7_162"><text:s/></text:span><text:span text:style-name="T7_163">something</text:span><text:span text:style-name="T7_164"><text:s/></text:span><text:span text:style-name="T7_165">you</text:span><text:span text:style-name="T7_166"><text:s/></text:span><text:span text:style-name="T7_167">can</text:span><text:span text:style-name="T7_168"><text:s/></text:span><text:span text:style-name="T7_169">cure</text:span><text:span text:style-name="T7_170"><text:s/></text:span><text:span text:style-name="T7_171">as</text:span><text:span text:style-name="T7_172"><text:s/></text:span><text:span text:style-name="T7_173">well</text:span><text:span text:style-name="T7_174">!</text:span></text:p>
      <text:p text:style-name="P8"/>
      <text:p text:style-name="P9"><text:span text:style-name="T9_1">That</text:span><text:span text:style-name="T9_2"><text:s/></text:span><text:span text:style-name="T9_3">imbecile</text:span><text:span text:style-name="T9_4"><text:s/></text:span><text:span text:style-name="T9_5">Alister</text:span><text:span text:style-name="T9_6"><text:s/></text:span><text:span text:style-name="T9_7">brought</text:span><text:span text:style-name="T9_8"><text:s/></text:span><text:span text:style-name="T9_9">in</text:span><text:span text:style-name="T9_10"><text:s/></text:span><text:span text:style-name="T9_11">an</text:span><text:span text:style-name="T9_12"><text:s/></text:span><text:span text:style-name="T9_13">entirely</text:span><text:span text:style-name="T9_14"><text:s/></text:span><text:span text:style-name="T9_15">different</text:span><text:span text:style-name="T9_16"><text:s/></text:span><text:span text:style-name="T9_17">sickness</text:span><text:span text:style-name="T9_18"><text:s/></text:span><text:span text:style-name="T9_19">though</text:span><text:span text:style-name="T9_20">.<text:s/></text:span><text:span text:style-name="T9_21">Plague</text:span><text:span text:style-name="T9_22">!<text:s/></text:span><text:span text:style-name="T9_23">Three</text:span><text:span text:style-name="T9_24"><text:s/></text:span><text:span text:style-name="T9_25">of</text:span><text:span text:style-name="T9_26"><text:s/></text:span><text:span text:style-name="T9_27">the</text:span><text:span text:style-name="T9_28"><text:s/></text:span><text:span text:style-name="T9_29">ladies</text:span><text:span text:style-name="T9_30"><text:s/></text:span><text:span text:style-name="T9_31">died</text:span><text:span text:style-name="T9_32"><text:s/></text:span><text:span text:style-name="T9_33">on</text:span><text:span text:style-name="T9_34"><text:s/></text:span><text:span text:style-name="T9_35">your</text:span><text:span text:style-name="T9_36"><text:s/></text:span><text:span text:style-name="T9_37">operating</text:span><text:span text:style-name="T9_38"><text:s/></text:span><text:span text:style-name="T9_39">table</text:span><text:span text:style-name="T9_40"><text:s/></text:span><text:span text:style-name="T9_41">within</text:span><text:span text:style-name="T9_42"><text:s/></text:span><text:span text:style-name="T9_43">a</text:span><text:span text:style-name="T9_44"><text:s/></text:span><text:span text:style-name="T9_45">few</text:span><text:span text:style-name="T9_46"><text:s/></text:span><text:span text:style-name="T9_47">days</text:span><text:span text:style-name="T9_48"><text:s/></text:span><text:span text:style-name="T9_49">after</text:span><text:span text:style-name="T9_50"><text:s/></text:span><text:span text:style-name="T9_51">their</text:span><text:span text:style-name="T9_52"><text:s/></text:span><text:span text:style-name="T9_53">arrival</text:span><text:span text:style-name="T9_54"><text:s/></text:span><text:span text:style-name="T9_55">and</text:span><text:span text:style-name="T9_56"><text:s/></text:span><text:span text:style-name="T9_57">you</text:span><text:span text:style-name="T9_58"><text:s/></text:span><text:span text:style-name="T9_59">hastily</text:span><text:span text:style-name="T9_60"><text:s/></text:span><text:span text:style-name="T9_61">gathered</text:span><text:span text:style-name="T9_62"><text:s/></text:span><text:span text:style-name="T9_63">some</text:span><text:span text:style-name="T9_64"><text:s/></text:span><text:span text:style-name="T9_65">samples</text:span><text:span text:style-name="T9_66"><text:s/></text:span><text:span text:style-name="T9_67">then</text:span><text:span text:style-name="T9_68"><text:s/></text:span><text:span text:style-name="T9_69">you</text:span><text:span text:style-name="T9_70"><text:s/></text:span><text:span text:style-name="T9_71">and</text:span><text:span text:style-name="T9_72"><text:s/></text:span><text:span text:style-name="T9_73">Alister</text:span><text:span text:style-name="T9_74"><text:s/></text:span><text:span text:style-name="T9_75">threw</text:span><text:span text:style-name="T9_76"><text:s/></text:span><text:span text:style-name="T9_77">their</text:span><text:span text:style-name="T9_78"><text:s/></text:span><text:span text:style-name="T9_79">bodies</text:span><text:span text:style-name="T9_80"><text:s/></text:span><text:span text:style-name="T9_81">into</text:span><text:span text:style-name="T9_82"><text:s/></text:span><text:span text:style-name="T9_83">the</text:span><text:span text:style-name="T9_84"><text:s/></text:span><text:span text:style-name="T9_85">lake</text:span><text:span text:style-name="T9_86"><text:s/></text:span><text:span text:style-name="T9_87">behind</text:span><text:span text:style-name="T9_88"><text:s/></text:span><text:span text:style-name="T9_89">town</text:span><text:span text:style-name="T9_90">.<text:s/></text:span><text:span text:style-name="T9_91">You</text:span><text:span text:style-name="T9_92"><text:s/></text:span><text:span text:style-name="T9_93">don</text:span><text:span text:style-name="T9_94">’</text:span><text:span text:style-name="T9_95">t</text:span><text:span text:style-name="T9_96"><text:s/></text:span><text:span text:style-name="T9_97">know</text:span><text:span text:style-name="T9_98"><text:s/></text:span><text:span text:style-name="T9_99">where</text:span><text:span text:style-name="T9_100"><text:s/></text:span><text:span text:style-name="T9_101">the</text:span><text:span text:style-name="T9_102"><text:s/></text:span><text:span text:style-name="T9_103">last</text:span><text:span text:style-name="T9_104"><text:s/></text:span><text:span text:style-name="T9_105">girl</text:span><text:span text:style-name="T9_106"><text:s/></text:span><text:span text:style-name="T9_107">is</text:span><text:span text:style-name="T9_108"><text:s/></text:span><text:span text:style-name="T9_109">though</text:span><text:span text:style-name="T9_110">;<text:s/></text:span><text:span text:style-name="T9_111">she</text:span><text:span text:style-name="T9_112"><text:s/></text:span><text:span text:style-name="T9_113">could</text:span><text:span text:style-name="T9_114"><text:s/></text:span><text:span text:style-name="T9_115">cause</text:span><text:span text:style-name="T9_116"><text:s/></text:span><text:span text:style-name="T9_117">some</text:span><text:span text:style-name="T9_118"><text:s/></text:span><text:span text:style-name="T9_119">trouble</text:span><text:span text:style-name="T9_120">.</text:span></text:p>
      <text:p text:style-name="P10"/>
      <text:p text:style-name="P11"><text:span text:style-name="T11_1">You</text:span><text:span text:style-name="T11_2"><text:s/></text:span><text:span text:style-name="T11_3">also</text:span><text:span text:style-name="T11_4"><text:s/></text:span><text:span text:style-name="T11_5">need</text:span><text:span text:style-name="T11_6"><text:s/></text:span><text:span text:style-name="T11_7">to</text:span><text:span text:style-name="T11_8"><text:s/></text:span><text:span text:style-name="T11_9">make</text:span><text:span text:style-name="T11_10"><text:s/></text:span><text:span text:style-name="T11_11">sure</text:span><text:span text:style-name="T11_12"><text:s/></text:span><text:span text:style-name="T11_13">that</text:span><text:span text:style-name="T11_14"><text:s/></text:span><text:span text:style-name="T11_15">Alister</text:span><text:span text:style-name="T11_16"><text:s/></text:span><text:span text:style-name="T11_17">keeps</text:span><text:span text:style-name="T11_18"><text:s/></text:span><text:span text:style-name="T11_19">his</text:span><text:span text:style-name="T11_20"><text:s/></text:span><text:span text:style-name="T11_21">mouth</text:span><text:span text:style-name="T11_22"><text:s/></text:span><text:span text:style-name="T11_23">shut</text:span><text:span text:style-name="T11_24"><text:s/></text:span><text:span text:style-name="T11_25">about</text:span><text:span text:style-name="T11_26"><text:s/></text:span><text:span text:style-name="T11_27">all</text:span><text:span text:style-name="T11_28"><text:s/></text:span><text:span text:style-name="T11_29">of</text:span><text:span text:style-name="T11_30"><text:s/></text:span><text:span text:style-name="T11_31">this</text:span><text:span text:style-name="T11_32">.<text:s/></text:span><text:span text:style-name="T11_33">Hopefully</text:span><text:span text:style-name="T11_34"><text:s/></text:span><text:span text:style-name="T11_35">your</text:span><text:span text:style-name="T11_36"><text:s/></text:span><text:span text:style-name="T11_37">assistant</text:span><text:span text:style-name="T11_38"><text:s/></text:span><text:span text:style-name="T11_39">Lucy</text:span><text:span text:style-name="T11_40"><text:s/></text:span><text:span text:style-name="T11_41">can</text:span><text:span text:style-name="T11_42"><text:s/></text:span><text:span text:style-name="T11_43">help</text:span><text:span text:style-name="T11_44"><text:s/></text:span><text:span text:style-name="T11_45">you</text:span><text:span text:style-name="T11_46"><text:s/></text:span><text:span text:style-name="T11_47">sort</text:span><text:span text:style-name="T11_48"><text:s/></text:span><text:span text:style-name="T11_49">this</text:span><text:span text:style-name="T11_50"><text:s/></text:span><text:span text:style-name="T11_51">whole</text:span><text:span text:style-name="T11_52"><text:s/></text:span><text:span text:style-name="T11_53">mess</text:span><text:span text:style-name="T11_54"><text:s/></text:span><text:span text:style-name="T11_55">out</text:span><text:span text:style-name="T11_56">.<text:s/></text:span><text:span text:style-name="T11_57">You</text:span><text:span text:style-name="T11_58">’</text:span><text:span text:style-name="T11_59">re</text:span><text:span text:style-name="T11_60"><text:s/></text:span><text:span text:style-name="T11_61">still</text:span><text:span text:style-name="T11_62"><text:s/></text:span><text:span text:style-name="T11_63">the</text:span><text:span text:style-name="T11_64"><text:s/></text:span><text:span text:style-name="T11_65">town</text:span><text:span text:style-name="T11_66"><text:s/></text:span><text:span text:style-name="T11_67">doctor</text:span><text:span text:style-name="T11_68"><text:s/></text:span><text:span text:style-name="T11_69">above</text:span><text:span text:style-name="T11_70"><text:s/></text:span><text:span text:style-name="T11_71">all</text:span><text:span text:style-name="T11_72"><text:s/></text:span><text:span text:style-name="T11_73">and</text:span><text:span text:style-name="T11_74"><text:s/></text:span><text:span text:style-name="T11_75">if</text:span><text:span text:style-name="T11_76"><text:s/></text:span><text:span text:style-name="T11_77">you</text:span><text:span text:style-name="T11_78"><text:s/></text:span><text:span text:style-name="T11_79">don</text:span><text:span text:style-name="T11_80">’</text:span><text:span text:style-name="T11_81">t</text:span><text:span text:style-name="T11_82"><text:s/></text:span><text:span text:style-name="T11_83">know</text:span><text:span text:style-name="T11_84"><text:s/></text:span><text:span text:style-name="T11_85">how</text:span><text:span text:style-name="T11_86"><text:s/></text:span><text:span text:style-name="T11_87">to</text:span><text:span text:style-name="T11_88"><text:s/></text:span><text:span text:style-name="T11_89">cure</text:span><text:span text:style-name="T11_90"><text:s/></text:span><text:span text:style-name="T11_91">an</text:span><text:span text:style-name="T11_92"><text:s/></text:span><text:span text:style-name="T11_93">illness</text:span><text:span text:style-name="T11_94"><text:s/></text:span><text:span text:style-name="T11_95">then</text:span><text:span text:style-name="T11_96"><text:s/></text:span><text:span text:style-name="T11_97">you</text:span><text:span text:style-name="T11_98"><text:s/></text:span><text:span text:style-name="T11_99">will</text:span><text:span text:style-name="T11_100"><text:s/></text:span><text:span text:style-name="T11_101">always</text:span><text:span text:style-name="T11_102"><text:s/></text:span><text:span text:style-name="T11_103">tell</text:span><text:span text:style-name="T11_104"><text:s/></text:span><text:span text:style-name="T11_105">people</text:span><text:span text:style-name="T11_106"><text:s/></text:span><text:span text:style-name="T11_107">to</text:span><text:span text:style-name="T11_108"><text:s/></text:span><text:span text:style-name="T11_109">ask</text:span><text:span text:style-name="T11_110"><text:s/></text:span><text:span text:style-name="T11_111">around</text:span><text:span text:style-name="T11_112"><text:s/></text:span><text:span text:style-name="T11_113">the</text:span><text:span text:style-name="T11_114"><text:s/></text:span><text:span text:style-name="T11_115">town</text:span><text:span text:style-name="T11_116"><text:s/></text:span><text:span text:style-name="T11_117">and</text:span><text:span text:style-name="T11_118"><text:s/></text:span><text:span text:style-name="T11_119">get</text:span><text:span text:style-name="T11_120"><text:s/></text:span><text:span text:style-name="T11_121">what</text:span><text:span text:style-name="T11_122"><text:s/></text:span><text:span text:style-name="T11_123">they</text:span><text:span text:style-name="T11_124"><text:s/></text:span><text:span text:style-name="T11_125">can</text:span><text:span text:style-name="T11_126">.</text:span></text:p>
      <text:p text:style-name="P12"/>
      <text:p text:style-name="P13"><text:span text:style-name="T13_1">You</text:span><text:span text:style-name="T13_2"><text:s/></text:span><text:span text:style-name="T13_3">also</text:span><text:span text:style-name="T13_4"><text:s/></text:span><text:span text:style-name="T13_5">noticed</text:span><text:span text:style-name="T13_6"><text:s/></text:span><text:span text:style-name="T13_7">something</text:span><text:span text:style-name="T13_8"><text:s/></text:span><text:span text:style-name="T13_9">strange</text:span><text:span text:style-name="T13_10"><text:s/></text:span><text:span text:style-name="T13_11">while</text:span><text:span text:style-name="T13_12"><text:s/></text:span><text:span text:style-name="T13_13">throwing</text:span><text:span text:style-name="T13_14"><text:s/></text:span><text:span text:style-name="T13_15">the</text:span><text:span text:style-name="T13_16"><text:s/></text:span><text:span text:style-name="T13_17">corpses</text:span><text:span text:style-name="T13_18"><text:s/></text:span><text:span text:style-name="T13_19">in</text:span><text:span text:style-name="T13_20"><text:s/></text:span><text:span text:style-name="T13_21">the</text:span><text:span text:style-name="T13_22"><text:s/></text:span><text:span text:style-name="T13_23">lake</text:span><text:span text:style-name="T13_24">.<text:s/></text:span><text:span text:style-name="T13_25">The</text:span><text:span text:style-name="T13_26"><text:s/></text:span><text:span text:style-name="T13_27">town</text:span><text:span text:style-name="T13_28"><text:s/></text:span><text:span text:style-name="T13_29">jail</text:span><text:span text:style-name="T13_30"><text:s/></text:span><text:span text:style-name="T13_31">feeds</text:span><text:span text:style-name="T13_32"><text:s/></text:span><text:span text:style-name="T13_33">right</text:span><text:span text:style-name="T13_34"><text:s/></text:span><text:span text:style-name="T13_35">off</text:span><text:span text:style-name="T13_36"><text:s/></text:span><text:span text:style-name="T13_37">into</text:span><text:span text:style-name="T13_38"><text:s/></text:span><text:span text:style-name="T13_39">the</text:span><text:span text:style-name="T13_40"><text:s/></text:span><text:span text:style-name="T13_41">back</text:span><text:span text:style-name="T13_42"><text:s/></text:span><text:span text:style-name="T13_43">of</text:span><text:span text:style-name="T13_44"><text:s/></text:span><text:span text:style-name="T13_45">the</text:span><text:span text:style-name="T13_46"><text:s/></text:span><text:span text:style-name="T13_47">lake</text:span><text:span text:style-name="T13_48"><text:s/></text:span><text:span text:style-name="T13_49">and</text:span><text:span text:style-name="T13_50"><text:s/></text:span><text:span text:style-name="T13_51">you</text:span><text:span text:style-name="T13_52"><text:s/></text:span><text:span text:style-name="T13_53">saw</text:span><text:span text:style-name="T13_54"><text:s/></text:span><text:span text:style-name="T13_55">Nathaniel</text:span><text:span text:style-name="T13_56"><text:s/></text:span><text:span text:style-name="T13_57">sneaking</text:span><text:span text:style-name="T13_58"><text:s/></text:span><text:span text:style-name="T13_59">around</text:span><text:span text:style-name="T13_60"><text:s/></text:span><text:span text:style-name="T13_61">there</text:span><text:span text:style-name="T13_62">.</text:span></text:p>
      <text:p text:style-name="P14"/>
      <text:p text:style-name="P15"><text:span text:style-name="T15_1">You</text:span><text:span text:style-name="T15_2"><text:s/></text:span><text:span text:style-name="T15_3">also</text:span><text:span text:style-name="T15_4"><text:s/></text:span><text:span text:style-name="T15_5">overheard</text:span><text:span text:style-name="T15_6"><text:s/></text:span><text:span text:style-name="T15_7">a</text:span><text:span text:style-name="T15_8"><text:s/></text:span><text:span text:style-name="T15_9">conversation</text:span><text:span text:style-name="T15_10"><text:s/></text:span><text:span text:style-name="T15_11">to</text:span><text:span text:style-name="T15_12"><text:s/></text:span><text:span text:style-name="T15_13">the</text:span><text:span text:style-name="T15_14"><text:s/></text:span><text:span text:style-name="T15_15">effect</text:span><text:span text:style-name="T15_16"><text:s/></text:span><text:span text:style-name="T15_17">that</text:span><text:span text:style-name="T15_18"><text:s/></text:span><text:span text:style-name="T15_19">James</text:span><text:span text:style-name="T15_20"><text:s/></text:span><text:span text:style-name="T15_21">Farthing</text:span><text:span text:style-name="T15_22"><text:s/></text:span><text:span text:style-name="T15_23">is</text:span><text:span text:style-name="T15_24"><text:s/></text:span><text:span text:style-name="T15_25">attempting</text:span><text:span text:style-name="T15_26"><text:s/></text:span><text:span text:style-name="T15_27">to</text:span><text:span text:style-name="T15_28"><text:s/></text:span><text:span text:style-name="T15_29">acquire</text:span><text:span text:style-name="T15_30"><text:s/></text:span><text:span text:style-name="T15_31">items</text:span><text:span text:style-name="T15_32"><text:s/></text:span><text:span text:style-name="T15_33">associated</text:span><text:span text:style-name="T15_34"><text:s/></text:span><text:span text:style-name="T15_35">with</text:span><text:span text:style-name="T15_36"><text:s/></text:span><text:span text:style-name="T15_37">witchcraft</text:span><text:span text:style-name="T15_38"><text:s/></text:span><text:span text:style-name="T15_39">to</text:span><text:span text:style-name="T15_40"><text:s/></text:span><text:span text:style-name="T15_41">start</text:span><text:span text:style-name="T15_42"><text:s/></text:span><text:span text:style-name="T15_43">a</text:span><text:span text:style-name="T15_44"><text:s/></text:span><text:span text:style-name="T15_45">rumour</text:span><text:span text:style-name="T15_46"><text:s/></text:span><text:span text:style-name="T15_47">that</text:span><text:span text:style-name="T15_48"><text:s/></text:span><text:span text:style-name="T15_49">certain</text:span><text:span text:style-name="T15_50"><text:s/></text:span><text:span text:style-name="T15_51">women</text:span><text:span text:style-name="T15_52"><text:s/></text:span><text:span text:style-name="T15_53">in</text:span><text:span text:style-name="T15_54"><text:s/></text:span><text:span text:style-name="T15_55">town</text:span><text:span text:style-name="T15_56"><text:s/></text:span><text:span text:style-name="T15_57">are</text:span><text:span text:style-name="T15_58"><text:s/></text:span><text:span text:style-name="T15_59">witches</text:span><text:span text:style-name="T15_60">!<text:s/></text:span><text:span text:style-name="T15_61">While</text:span><text:span text:style-name="T15_62"><text:s/></text:span><text:span text:style-name="T15_63">you</text:span><text:span text:style-name="T15_64"><text:s/></text:span><text:span text:style-name="T15_65">support</text:span><text:span text:style-name="T15_66"><text:s/></text:span><text:span text:style-name="T15_67">witch</text:span><text:span text:style-name="T15_68"><text:s/></text:span><text:span text:style-name="T15_69">burning</text:span><text:span text:style-name="T15_70">,<text:s/></text:span><text:span text:style-name="T15_71">that</text:span><text:span text:style-name="T15_72"><text:s/></text:span><text:span text:style-name="T15_73">seems</text:span><text:span text:style-name="T15_74"><text:s/></text:span><text:span text:style-name="T15_75">to</text:span><text:span text:style-name="T15_76"><text:s/></text:span><text:span text:style-name="T15_77">be</text:span><text:span text:style-name="T15_78"><text:s/></text:span><text:span text:style-name="T15_79">going</text:span><text:span text:style-name="T15_80"><text:s/></text:span><text:span text:style-name="T15_81">a</text:span><text:span text:style-name="T15_82"><text:s/></text:span><text:span text:style-name="T15_83">bit</text:span><text:span text:style-name="T15_84"><text:s/></text:span><text:span text:style-name="T15_85">far</text:span><text:span text:style-name="T15_86">.</text:span></text:p>
      <text:p text:style-name="P16"/>
      <text:p text:style-name="P17"><text:span text:style-name="T17_1">Something</text:span><text:span text:style-name="T17_2"><text:s/></text:span><text:span text:style-name="T17_3">else</text:span><text:span text:style-name="T17_4"><text:s/></text:span><text:span text:style-name="T17_5">that</text:span><text:span text:style-name="T17_6"><text:s/></text:span><text:span text:style-name="T17_7">is</text:span><text:span text:style-name="T17_8"><text:s/></text:span><text:span text:style-name="T17_9">also</text:span><text:span text:style-name="T17_10"><text:s/></text:span><text:span text:style-name="T17_11">going</text:span><text:span text:style-name="T17_12"><text:s/></text:span><text:span text:style-name="T17_13">on</text:span><text:span text:style-name="T17_14"><text:s/></text:span><text:span text:style-name="T17_15">in</text:span><text:span text:style-name="T17_16"><text:s/></text:span><text:span text:style-name="T17_17">town</text:span><text:span text:style-name="T17_18"><text:s/></text:span><text:span text:style-name="T17_19">is</text:span><text:span text:style-name="T17_20"><text:s/></text:span><text:span text:style-name="T17_21">that</text:span><text:span text:style-name="T17_22"><text:s/></text:span><text:span text:style-name="T17_23">you</text:span><text:span text:style-name="T17_24">’</text:span><text:span text:style-name="T17_25">ve</text:span><text:span text:style-name="T17_26"><text:s/></text:span><text:span text:style-name="T17_27">heard</text:span><text:span text:style-name="T17_28"><text:s/></text:span><text:span text:style-name="T17_29">that</text:span><text:span text:style-name="T17_30"><text:s/></text:span><text:span text:style-name="T17_31">your</text:span><text:span text:style-name="T17_32"><text:s/></text:span><text:span text:style-name="T17_33">nemesis</text:span><text:span text:style-name="T17_34"><text:s/></text:span><text:span text:style-name="T17_35">from</text:span><text:span text:style-name="T17_36"><text:s/></text:span><text:span text:style-name="T17_37">Cambridge</text:span><text:span text:style-name="T17_38"><text:s/></text:span><text:span text:style-name="T17_39">is</text:span><text:span text:style-name="T17_40"><text:s/></text:span><text:span text:style-name="T17_41">around</text:span><text:span text:style-name="T17_42">.<text:s/></text:span><text:span text:style-name="T17_43">You</text:span><text:span text:style-name="T17_44"><text:s/></text:span><text:span text:style-name="T17_45">heard</text:span><text:span text:style-name="T17_46"><text:s/></text:span><text:span text:style-name="T17_47">Emery</text:span><text:span text:style-name="T17_48"><text:s/></text:span><text:span text:style-name="T17_49">Briar</text:span><text:span text:style-name="T17_50"><text:s/></text:span><text:span text:style-name="T17_51">chatting</text:span><text:span text:style-name="T17_52"><text:s/></text:span><text:span text:style-name="T17_53">about</text:span><text:span text:style-name="T17_54"><text:s/></text:span><text:span text:style-name="T17_55">someone</text:span><text:span text:style-name="T17_56"><text:s/></text:span><text:span text:style-name="T17_57">from</text:span><text:span text:style-name="T17_58"><text:s/></text:span><text:span text:style-name="T17_59">Cambridge</text:span><text:span text:style-name="T17_60"><text:s/></text:span><text:span text:style-name="T17_61">other</text:span><text:span text:style-name="T17_62"><text:s/></text:span><text:span text:style-name="T17_63">than</text:span><text:span text:style-name="T17_64"><text:s/></text:span><text:span text:style-name="T17_65">yourself</text:span><text:span text:style-name="T17_66">.<text:s/></text:span><text:span text:style-name="T17_67">You</text:span><text:span text:style-name="T17_68"><text:s/></text:span><text:span text:style-name="T17_69">really</text:span><text:span text:style-name="T17_70"><text:s/></text:span><text:span text:style-name="T17_71">want</text:span><text:span text:style-name="T17_72"><text:s/></text:span><text:span text:style-name="T17_73">to</text:span><text:span text:style-name="T17_74"><text:s/></text:span><text:span text:style-name="T17_75">find</text:span><text:span text:style-name="T17_76"><text:s/></text:span><text:span text:style-name="T17_77">this</text:span><text:span text:style-name="T17_78"><text:s/></text:span><text:span text:style-name="T17_79">person</text:span><text:span text:style-name="T17_80"><text:s/></text:span><text:span text:style-name="T17_81">and</text:span><text:span text:style-name="T17_82"><text:s/></text:span><text:span text:style-name="T17_83">show</text:span><text:span text:style-name="T17_84"><text:s/></text:span><text:span text:style-name="T17_85">them</text:span><text:span text:style-name="T17_86"><text:s/></text:span><text:span text:style-name="T17_87">just</text:span><text:span text:style-name="T17_88"><text:s/></text:span><text:span text:style-name="T17_89">how</text:span><text:span text:style-name="T17_90"><text:s/></text:span><text:span text:style-name="T17_91">successful</text:span><text:span text:style-name="T17_92"><text:s/></text:span><text:span text:style-name="T17_93">Mr</text:span><text:span text:style-name="T17_94"><text:s/></text:span><text:span text:style-name="T17_95">Wendel</text:span><text:span text:style-name="T17_96"><text:s/></text:span><text:span text:style-name="T17_97">Williams</text:span><text:span text:style-name="T17_98"><text:s/></text:span><text:span text:style-name="T17_99">has</text:span><text:span text:style-name="T17_100"><text:s/></text:span><text:span text:style-name="T17_101">become</text:span><text:span text:style-name="T17_102">.</text:span></text:p>
      <text:p text:style-name="P18"/>
      <text:p text:style-name="P19"/>
      <text:h text:style-name="P20" text:outline-level="10"><text:bookmark-start text:name="h.p7j4ef9il2na"/><text:bookmark-end text:name="h.p7j4ef9il2na"/><text:span text:style-name="T20_1">Other</text:span><text:span text:style-name="T20_2"><text:s/></text:span><text:span text:style-name="T20_3">People</text:span></text:h>
      <text:p text:style-name="P21"/>
      <text:p text:style-name="P22"><text:span text:style-name="T22_1">Lucy</text:span><text:span text:style-name="T22_2"><text:s/></text:span><text:span text:style-name="T22_3">Gadrill</text:span><text:span text:style-name="T22_4">:</text:span><text:span text:style-name="T22_5"><text:s/></text:span><text:span text:style-name="T22_6">Your</text:span><text:span text:style-name="T22_7"><text:s/></text:span><text:span text:style-name="T22_8">lovely</text:span><text:span text:style-name="T22_9"><text:s/></text:span><text:span text:style-name="T22_10">assistant</text:span><text:span text:style-name="T22_11"><text:s/></text:span><text:span text:style-name="T22_12">that</text:span><text:span text:style-name="T22_13"><text:s/></text:span><text:span text:style-name="T22_14">you</text:span><text:span text:style-name="T22_15"><text:s/></text:span><text:span text:style-name="T22_16">have</text:span><text:span text:style-name="T22_17"><text:s/></text:span><text:span text:style-name="T22_18">had</text:span><text:span text:style-name="T22_19"><text:s/></text:span><text:span text:style-name="T22_20">for</text:span><text:span text:style-name="T22_21"><text:s/></text:span><text:span text:style-name="T22_22">the</text:span><text:span text:style-name="T22_23"><text:s/></text:span><text:span text:style-name="T22_24">past</text:span><text:span text:style-name="T22_25"><text:s/>2<text:s/></text:span><text:span text:style-name="T22_26">years</text:span><text:span text:style-name="T22_27">.<text:s/></text:span><text:span text:style-name="T22_28">She</text:span><text:span text:style-name="T22_29"><text:s/></text:span><text:span text:style-name="T22_30">is</text:span><text:span text:style-name="T22_31"><text:s/></text:span><text:span text:style-name="T22_32">usually</text:span><text:span text:style-name="T22_33"><text:s/></text:span><text:span text:style-name="T22_34">eager</text:span><text:span text:style-name="T22_35"><text:s/></text:span><text:span text:style-name="T22_36">to</text:span><text:span text:style-name="T22_37"><text:s/></text:span><text:span text:style-name="T22_38">help</text:span><text:span text:style-name="T22_39"><text:s/></text:span><text:span text:style-name="T22_40">out</text:span><text:span text:style-name="T22_41"><text:s/></text:span><text:span text:style-name="T22_42">with</text:span><text:span text:style-name="T22_43"><text:s/></text:span><text:span text:style-name="T22_44">anything</text:span><text:span text:style-name="T22_45">.</text:span></text:p>
      <text:p text:style-name="P23"/>
      <text:p text:style-name="P24"><text:span text:style-name="T24_1">Alister</text:span><text:span text:style-name="T24_2"><text:s/></text:span><text:span text:style-name="T24_3">Rudden</text:span><text:span text:style-name="T24_4">:</text:span><text:span text:style-name="T24_5"><text:s/></text:span><text:span text:style-name="T24_6">A</text:span><text:span text:style-name="T24_7"><text:s/></text:span><text:span text:style-name="T24_8">town</text:span><text:span text:style-name="T24_9"><text:s/></text:span><text:span text:style-name="T24_10">low</text:span><text:span text:style-name="T24_11">-</text:span><text:span text:style-name="T24_12">life</text:span><text:span text:style-name="T24_13"><text:s/></text:span><text:span text:style-name="T24_14">who</text:span><text:span text:style-name="T24_15"><text:s/></text:span><text:span text:style-name="T24_16">you</text:span><text:span text:style-name="T24_17"><text:s/></text:span><text:span text:style-name="T24_18">deeply</text:span><text:span text:style-name="T24_19"><text:s/></text:span><text:span text:style-name="T24_20">regret</text:span><text:span text:style-name="T24_21"><text:s/></text:span><text:span text:style-name="T24_22">getting</text:span><text:span text:style-name="T24_23"><text:s/></text:span><text:span text:style-name="T24_24">involved</text:span><text:span text:style-name="T24_25"><text:s/></text:span><text:span text:style-name="T24_26">with</text:span></text:p>
      <text:p text:style-name="P25"/>
      <text:h text:style-name="P26" text:outline-level="10"><text:bookmark-start text:name="h.pbd33ukfqkg0"/><text:bookmark-end text:name="h.pbd33ukfqkg0"/><text:span text:style-name="T26_1">Your</text:span><text:span text:style-name="T26_2"><text:s/></text:span><text:span text:style-name="T26_3">Goals</text:span></text:h>
      <text:p text:style-name="P27"/>
      <text:list text:style-name="LS1" xml:id="list0">
        <text:list-item>
          <text:p text:style-name="P28"><text:span text:style-name="T28_1">Ensure</text:span><text:span text:style-name="T28_2"><text:s/></text:span><text:span text:style-name="T28_3">that</text:span><text:span text:style-name="T28_4"><text:s/></text:span><text:span text:style-name="T28_5">Alister</text:span><text:span text:style-name="T28_6"><text:s/></text:span><text:span text:style-name="T28_7">keeps</text:span><text:span text:style-name="T28_8"><text:s/></text:span><text:span text:style-name="T28_9">his</text:span><text:span text:style-name="T28_10"><text:s/></text:span><text:span text:style-name="T28_11">mouth</text:span><text:span text:style-name="T28_12"><text:s/></text:span><text:span text:style-name="T28_13">closed</text:span><text:span text:style-name="T28_14"><text:s/></text:span><text:span text:style-name="T28_15">about</text:span><text:span text:style-name="T28_16"><text:s/></text:span><text:span text:style-name="T28_17">the</text:span><text:span text:style-name="T28_18"><text:s/></text:span><text:span text:style-name="T28_19">ladies</text:span><text:span text:style-name="T28_20"><text:s/></text:span><text:span text:style-name="T28_21">of</text:span><text:span text:style-name="T28_22"><text:s/></text:span><text:span text:style-name="T28_23">the</text:span><text:span text:style-name="T28_24"><text:s/></text:span><text:span text:style-name="T28_25">night</text:span><text:span text:style-name="T28_26">.</text:span></text:p>
        </text:list-item>
        <text:list-item>
          <text:p text:style-name="P29"><text:span text:style-name="T29_1">Find</text:span><text:span text:style-name="T29_2"><text:s/></text:span><text:span text:style-name="T29_3">who</text:span><text:span text:style-name="T29_4"><text:s/></text:span><text:span text:style-name="T29_5">keeps</text:span><text:span text:style-name="T29_6"><text:s/></text:span><text:span text:style-name="T29_7">healing</text:span><text:span text:style-name="T29_8"><text:s/></text:span><text:span text:style-name="T29_9">everyone</text:span><text:span text:style-name="T29_10"><text:s/></text:span><text:span text:style-name="T29_11">and</text:span><text:span text:style-name="T29_12"><text:s/></text:span><text:span text:style-name="T29_13">put</text:span><text:span text:style-name="T29_14"><text:s/></text:span><text:span text:style-name="T29_15">a</text:span><text:span text:style-name="T29_16"><text:s/></text:span><text:span text:style-name="T29_17">stop</text:span><text:span text:style-name="T29_18"><text:s/></text:span><text:span text:style-name="T29_19">to</text:span><text:span text:style-name="T29_20"><text:s/></text:span><text:span text:style-name="T29_21">them</text:span></text:p>
        </text:list-item>
        <text:list-item>
          <text:p text:style-name="P30"><text:span text:style-name="T30_1">Rid</text:span><text:span text:style-name="T30_2"><text:s/></text:span><text:span text:style-name="T30_3">the</text:span><text:span text:style-name="T30_4"><text:s/></text:span><text:span text:style-name="T30_5">town</text:span><text:span text:style-name="T30_6"><text:s/></text:span><text:span text:style-name="T30_7">of</text:span><text:span text:style-name="T30_8"><text:s/></text:span><text:span text:style-name="T30_9">plague</text:span><text:span text:style-name="T30_10">.</text:span></text:p>
        </text:list-item>
        <text:list-item>
          <text:p text:style-name="P31"><text:span text:style-name="T31_1">Solve</text:span><text:span text:style-name="T31_2"><text:s/></text:span><text:span text:style-name="T31_3">the</text:span><text:span text:style-name="T31_4"><text:s/></text:span><text:span text:style-name="T31_5">murder</text:span></text:p>
        </text:list-item>
        <text:list-item>
          <text:p text:style-name="P32"><text:span text:style-name="T32_1">Find</text:span><text:span text:style-name="T32_2"><text:s/></text:span><text:span text:style-name="T32_3">your</text:span><text:span text:style-name="T32_4"><text:s/></text:span><text:span text:style-name="T32_5">Cambridge</text:span><text:span text:style-name="T32_6"><text:s/></text:span><text:span text:style-name="T32_7">Nemesis</text:span><text:span text:style-name="T32_8"><text:s/></text:span><text:span text:style-name="T32_9">and</text:span><text:span text:style-name="T32_10"><text:s/></text:span><text:span text:style-name="T32_11">out</text:span><text:span text:style-name="T32_12">-</text:span><text:span text:style-name="T32_13">gloat</text:span><text:span text:style-name="T32_14"><text:s/></text:span><text:span text:style-name="T32_15">him</text:span><text:span text:style-name="T32_16">.</text:span></text:p>
        </text:list-item>
      </text:list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